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580e" officeooo:paragraph-rsid="000b580e"/>
    </style:style>
    <style:style style:name="P2" style:family="paragraph" style:parent-style-name="Standard">
      <style:text-properties officeooo:rsid="000e0798" officeooo:paragraph-rsid="000e0798"/>
    </style:style>
    <style:style style:name="T1" style:family="text">
      <style:text-properties officeooo:rsid="000cd6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tectura del Computador – 10/08/2021 </text:p>
      <text:p text:style-name="P1">Clase 1</text:p>
      <text:p text:style-name="P1">Profesor: <text:span text:style-name="T1">Marcelo Capra</text:span></text:p>
      <text:p text:style-name="P2"/>
      <text:p text:style-name="P2">Materia Promocionable – hay que sacar dos 7 o mas en cada parcial</text:p>
      <text:p text:style-name="P2">1er Parcial – 6ta clase -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18:53:48.994086560</meta:creation-date>
    <dc:date>2021-08-10T21:26:00.732420827</dc:date>
    <meta:editing-duration>PT31M21S</meta:editing-duration>
    <meta:editing-cycles>1</meta:editing-cycles>
    <meta:document-statistic meta:table-count="0" meta:image-count="0" meta:object-count="0" meta:page-count="1" meta:paragraph-count="5" meta:word-count="26" meta:character-count="161" meta:non-whitespace-character-count="136"/>
    <meta:generator>LibreOffice/6.4.7.2$Linux_X86_64 LibreOffice_project/40$Build-2</meta:generator>
  </office:meta>
</office:document-meta>
</file>